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font-size="18pt" fo:font-weight="bold" officeooo:rsid="0016e945" officeooo:paragraph-rsid="0016e945" style:font-size-asian="18pt" style:font-weight-asian="bold" style:font-size-complex="18pt" style:font-weight-complex="bold"/>
    </style:style>
    <style:style style:name="T1" style:family="text">
      <style:text-properties fo:color="#569cd6"/>
    </style:style>
    <style:style style:name="T2" style:family="text">
      <style:text-properties fo:color="#dcdcaa"/>
    </style:style>
    <style:style style:name="T3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Effect()</text:p>
      <text:p text:style-name="P2"/>
      <text:p text:style-name="Standard">function App() {</text:p>
      <text:p text:style-name="Standard"><text:s text:c="2"/>const [count, setCount] = React.useState(0);</text:p>
      <text:p text:style-name="Standard"><text:s text:c="2"/>const [number, setNumber] = React.useState(0);</text:p>
      <text:p text:style-name="Standard"/>
      <text:p text:style-name="Standard"><text:s text:c="2"/>// dependency that can be changed //</text:p>
      <text:p text:style-name="Standard"><text:s text:c="2"/>React.useEffect(() =&gt; {</text:p>
      <text:p text:style-name="Standard"><text:s text:c="4"/>setNumber(count + 1);</text:p>
      <text:p text:style-name="Standard"><text:s text:c="2"/>}, [count]);</text:p>
      <text:p text:style-name="Standard"/>
      <text:p text:style-name="Standard"><text:s text:c="2"/>const handleCLick = () =&gt; {</text:p>
      <text:p text:style-name="Standard"><text:s text:c="4"/>setCount(count + 1);</text:p>
      <text:p text:style-name="Standard"><text:s text:c="2"/>};</text:p>
      <text:p text:style-name="Standard"/>
      <text:p text:style-name="Standard"><text:s text:c="2"/>return (</text:p>
      <text:p text:style-name="Standard"><text:s text:c="4"/>&lt;&gt;</text:p>
      <text:p text:style-name="Standard"><text:s text:c="6"/>&lt;div className="App"&gt;</text:p>
      <text:p text:style-name="Standard"><text:s text:c="8"/>&lt;button onClick={handleCLick}&gt;Button&lt;/button&gt;</text:p>
      <text:p text:style-name="Standard"><text:s text:c="8"/>&lt;div&gt;count: {count}&lt;/div&gt;</text:p>
      <text:p text:style-name="Standard"><text:s text:c="8"/>&lt;div&gt;count (count+1): {number}&lt;/div&gt;</text:p>
      <text:p text:style-name="Standard"><text:s text:c="6"/>&lt;/div&gt;</text:p>
      <text:p text:style-name="Standard"><text:s text:c="4"/>&lt;/&gt;</text:p>
      <text:p text:style-name="Standard"><text:s text:c="2"/>);</text:p>
      <text:p text:style-name="Standard"/>
      <text:p text:style-name="Standard"/>
      <text:p text:style-name="Standard">function App() {</text:p>
      <text:p text:style-name="Standard"><text:s text:c="2"/>const [input, setInput] = React.useState("");</text:p>
      <text:p text:style-name="Standard"><text:s text:c="2"/>const input_ref = React.useRef();</text:p>
      <text:p text:style-name="Standard"><text:s text:c="2"/>//console.log(input_ref);</text:p>
      <text:p text:style-name="Standard"/>
      <text:p text:style-name="Standard"><text:s text:c="2"/>const handleCLick = () =&gt; {</text:p>
      <text:p text:style-name="Standard"><text:s text:c="4"/>input_ref.current.focus();</text:p>
      <text:p text:style-name="Standard"><text:s text:c="2"/>};</text:p>
      <text:p text:style-name="Standard"/>
      <text:p text:style-name="Standard"><text:s text:c="2"/>const [color, setColor] = React.useState("Blue");</text:p>
      <text:p text:style-name="Standard"/>
      <text:p text:style-name="Standard"><text:s text:c="2"/>return (</text:p>
      <text:p text:style-name="Standard"><text:s text:c="4"/>&lt;&gt;</text:p>
      <text:p text:style-name="Standard"><text:s text:c="6"/>&lt;div className="App"&gt;</text:p>
      <text:p text:style-name="Standard"><text:s text:c="8"/>&lt;input</text:p>
      <text:p text:style-name="Standard"><text:s text:c="10"/>onChange={(event) =&gt; setInput(event.target.value)}</text:p>
      <text:p text:style-name="Standard"><text:s text:c="10"/>value={input}</text:p>
      <text:p text:style-name="Standard"><text:s text:c="10"/>ref={input_ref}</text:p>
      <text:p text:style-name="Standard"><text:s text:c="8"/>/&gt;</text:p>
      <text:p text:style-name="Standard"><text:s text:c="8"/>&lt;button onClick={handleCLick}&gt;Button&lt;/button&gt;</text:p>
      <text:p text:style-name="Standard"><text:s text:c="8"/>&lt;div&gt;{input}&lt;/div&gt;</text:p>
      <text:p text:style-name="Standard"><text:s text:c="8"/>&lt;div&gt;</text:p>
      <text:p text:style-name="Standard"><text:s text:c="10"/>&lt;button onClick={() =&gt; setColor("Red")}&gt;Red&lt;/button&gt;</text:p>
      <text:p text:style-name="Standard"><text:s text:c="10"/>&lt;button onClick={() =&gt; setColor("Blue")}&gt;Blue&lt;/button&gt;</text:p>
      <text:p text:style-name="Standard"><text:s text:c="8"/>&lt;/div&gt;</text:p>
      <text:p text:style-name="Standard"><text:soft-page-break/><text:s text:c="8"/>&lt;div&gt;{color}&lt;/div&gt;</text:p>
      <text:p text:style-name="Standard"><text:s text:c="6"/>&lt;/div&gt;</text:p>
      <text:p text:style-name="Standard"><text:s text:c="4"/>&lt;/&gt;</text:p>
      <text:p text:style-name="Standard"><text:s text:c="2"/>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7:20:51.278752702</meta:creation-date>
    <dc:date>2021-10-14T17:53:01.099118434</dc:date>
    <meta:editing-duration>PT7H55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109" meta:character-count="1171" meta:non-whitespace-character-count="892"/>
  </office:meta>
</office:document-meta>
</file>